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2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4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47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fae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18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3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60a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4877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5ec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officeooo:paragraph-rsid="42640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dc5d3" officeooo:paragraph-rsid="424d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c49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4f05df" officeooo:paragraph-rsid="426f87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54c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ca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c6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fd2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1f0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3f1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138e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435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a36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3d1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f1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44b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926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0bd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ed4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c7b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e87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476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027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184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dd11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460a9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0ad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eccf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24be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3e69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5fbe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7e1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39bf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de180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641a5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bfb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41afc36f" style:font-name-asian="標楷體1" style:font-name-complex="標楷體"/>
    </style:style>
    <style:style style:name="T4" style:family="text">
      <style:text-properties style:font-name="標楷體1" officeooo:rsid="41b141ca" style:font-name-asian="標楷體1"/>
    </style:style>
    <style:style style:name="T5" style:family="text">
      <style:text-properties style:font-name="標楷體1" officeooo:rsid="41afc36f" style:font-name-asian="標楷體1"/>
    </style:style>
    <style:style style:name="T6" style:family="text">
      <style:text-properties style:font-name="標楷體1" officeooo:rsid="41b63561" style:font-name-asian="標楷體1"/>
    </style:style>
    <style:style style:name="T7" style:family="text">
      <style:text-properties style:font-name="標楷體1" officeooo:rsid="41b9208e" style:font-name-asian="標楷體1"/>
    </style:style>
    <style:style style:name="T8" style:family="text">
      <style:text-properties style:font-name="標楷體1" officeooo:rsid="41b9ca21" style:font-name-asian="標楷體1"/>
    </style:style>
    <style:style style:name="T9" style:family="text">
      <style:text-properties style:font-name="標楷體1" officeooo:rsid="41bb1cc0" style:font-name-asian="標楷體1"/>
    </style:style>
    <style:style style:name="T10" style:family="text">
      <style:text-properties style:font-name="標楷體1" officeooo:rsid="41bbfb8e" style:font-name-asian="標楷體1"/>
    </style:style>
    <style:style style:name="T11" style:family="text">
      <style:text-properties style:font-name="標楷體1" officeooo:rsid="41bfd21a" style:font-name-asian="標楷體1"/>
    </style:style>
    <style:style style:name="T12" style:family="text">
      <style:text-properties style:font-name="標楷體1" officeooo:rsid="41c0cd42" style:font-name-asian="標楷體1"/>
    </style:style>
    <style:style style:name="T13" style:family="text">
      <style:text-properties style:font-name="標楷體1" officeooo:rsid="41c435a0" style:font-name-asian="標楷體1"/>
    </style:style>
    <style:style style:name="T14" style:family="text">
      <style:text-properties style:font-name="標楷體1" officeooo:rsid="41c540b2" style:font-name-asian="標楷體1"/>
    </style:style>
    <style:style style:name="T15" style:family="text">
      <style:text-properties style:font-name="標楷體1" officeooo:rsid="41c73f98" style:font-name-asian="標楷體1"/>
    </style:style>
    <style:style style:name="T16" style:family="text">
      <style:text-properties style:font-name="標楷體1" officeooo:rsid="41c9265b" style:font-name-asian="標楷體1" style:font-name-complex="Liberation Serif1"/>
    </style:style>
    <style:style style:name="T17" style:family="text">
      <style:text-properties style:font-name="標楷體1" officeooo:rsid="41cac6e2" style:font-name-asian="標楷體1"/>
    </style:style>
    <style:style style:name="T18" style:family="text">
      <style:text-properties style:font-name="標楷體1" officeooo:rsid="41caf14c" style:font-name-asian="標楷體1"/>
    </style:style>
    <style:style style:name="T19" style:family="text">
      <style:text-properties style:font-name="標楷體1" officeooo:rsid="41e44b28" style:font-name-asian="標楷體1"/>
    </style:style>
    <style:style style:name="T20" style:family="text">
      <style:text-properties style:font-name="標楷體1" officeooo:rsid="41e54cd2" style:font-name-asian="標楷體1"/>
    </style:style>
    <style:style style:name="T21" style:family="text">
      <style:text-properties style:font-name="標楷體1" officeooo:rsid="41ea36a0" style:font-name-asian="標楷體1"/>
    </style:style>
    <style:style style:name="T22" style:family="text">
      <style:text-properties style:font-name="標楷體1" officeooo:rsid="41e9988a" style:font-name-asian="標楷體1"/>
    </style:style>
    <style:style style:name="T23" style:family="text">
      <style:text-properties style:font-name="標楷體1" officeooo:rsid="41ed2463" style:font-name-asian="標楷體1"/>
    </style:style>
    <style:style style:name="T24" style:family="text">
      <style:text-properties style:font-name="標楷體1" officeooo:rsid="41faa405" style:font-name-asian="標楷體1"/>
    </style:style>
    <style:style style:name="T25" style:family="text">
      <style:text-properties style:font-name="標楷體1" officeooo:rsid="42058798" style:font-name-asian="標楷體1"/>
    </style:style>
    <style:style style:name="T26" style:family="text">
      <style:text-properties style:font-name="標楷體1" officeooo:rsid="420a6b6f" style:font-name-asian="標楷體1"/>
    </style:style>
    <style:style style:name="T27" style:family="text">
      <style:text-properties style:font-name="標楷體1" officeooo:rsid="4213ece1" style:font-name-asian="標楷體1"/>
    </style:style>
    <style:style style:name="T28" style:family="text">
      <style:text-properties style:font-name="標楷體1" officeooo:rsid="4228a6aa" style:font-name-asian="標楷體1"/>
    </style:style>
    <style:style style:name="T29" style:family="text">
      <style:text-properties style:font-name="標楷體1" officeooo:rsid="4235fbe0" style:font-name-asian="標楷體1"/>
    </style:style>
    <style:style style:name="T30" style:family="text">
      <style:text-properties style:font-name="標楷體1" officeooo:rsid="42460a91" style:font-name-asian="標楷體1"/>
    </style:style>
    <style:style style:name="T31" style:family="text">
      <style:text-properties style:font-name="標楷體1" officeooo:rsid="41ade180"/>
    </style:style>
    <style:style style:name="T32" style:family="text">
      <style:text-properties style:font-name="標楷體1" officeooo:rsid="41c0cd42"/>
    </style:style>
    <style:style style:name="T33" style:family="text">
      <style:text-properties style:text-position="super 58%" style:font-name="標楷體1" officeooo:rsid="41b0df4e" style:font-name-asian="標楷體1"/>
    </style:style>
    <style:style style:name="T34" style:family="text">
      <style:text-properties style:text-position="super 58%" style:font-name="標楷體1" officeooo:rsid="41bfd21a" style:font-name-asian="標楷體1"/>
    </style:style>
    <style:style style:name="T35" style:family="text">
      <style:text-properties style:text-position="super 58%" style:font-name="標楷體1" officeooo:rsid="41e54cd2" style:font-name-asian="標楷體1"/>
    </style:style>
    <style:style style:name="T36" style:family="text">
      <style:text-properties style:text-position="super 58%" style:font-name="標楷體1" officeooo:rsid="41e9988a" style:font-name-asian="標楷體1"/>
    </style:style>
    <style:style style:name="T37" style:family="text">
      <style:text-properties style:text-position="super 58%" style:font-name="標楷體1" officeooo:rsid="41ed2463" style:font-name-asian="標楷體1"/>
    </style:style>
    <style:style style:name="T38" style:family="text">
      <style:text-properties style:text-position="super 58%" style:font-name="標楷體1" officeooo:rsid="41faa897" style:font-name-asian="標楷體1"/>
    </style:style>
    <style:style style:name="T39" style:family="text">
      <style:text-properties style:text-position="super 58%" style:font-name="標楷體1" officeooo:rsid="41fc0a8d" style:font-name-asian="標楷體1"/>
    </style:style>
    <style:style style:name="T40" style:family="text">
      <style:text-properties style:text-position="super 58%" style:font-name="標楷體1" officeooo:rsid="41fe5a10" style:font-name-asian="標楷體1"/>
    </style:style>
    <style:style style:name="T41" style:family="text">
      <style:text-properties style:text-position="super 58%" style:font-name="標楷體1" officeooo:rsid="41ff5f53" style:font-name-asian="標楷體1"/>
    </style:style>
    <style:style style:name="T42" style:family="text">
      <style:text-properties style:text-position="super 58%" style:font-name="標楷體1" officeooo:rsid="4201ef81" style:font-name-asian="標楷體1"/>
    </style:style>
    <style:style style:name="T43" style:family="text">
      <style:text-properties style:text-position="super 58%" style:font-name="標楷體1" officeooo:rsid="4203448e" style:font-name-asian="標楷體1"/>
    </style:style>
    <style:style style:name="T44" style:family="text">
      <style:text-properties style:text-position="super 58%" style:font-name="標楷體1" officeooo:rsid="4213ece1" style:font-name-asian="標楷體1"/>
    </style:style>
    <style:style style:name="T45" style:family="text">
      <style:text-properties style:text-position="super 58%" style:font-name="標楷體1" officeooo:rsid="4215f6c6" style:font-name-asian="標楷體1"/>
    </style:style>
    <style:style style:name="T46" style:family="text">
      <style:text-properties style:text-position="super 58%" style:font-name="標楷體1" officeooo:rsid="4216bfe4" style:font-name-asian="標楷體1"/>
    </style:style>
    <style:style style:name="T47" style:family="text">
      <style:text-properties style:text-position="super 58%" style:font-name="標楷體1" officeooo:rsid="42186735" style:font-name-asian="標楷體1"/>
    </style:style>
    <style:style style:name="T48" style:family="text">
      <style:text-properties style:text-position="super 58%" style:font-name="標楷體1" officeooo:rsid="42197695" style:font-name-asian="標楷體1"/>
    </style:style>
    <style:style style:name="T49" style:family="text">
      <style:text-properties style:text-position="super 58%" style:font-name="標楷體" officeooo:rsid="41b0df4e" style:font-name-asian="標楷體" style:font-name-complex="標楷體"/>
    </style:style>
    <style:style style:name="T50" style:family="text">
      <style:text-properties style:text-position="super 58%" style:font-name="標楷體1" officeooo:rsid="41bfd21a" style:font-name-asian="標楷體1"/>
    </style:style>
    <style:style style:name="T51" style:family="text">
      <style:text-properties style:text-position="super 58%" style:font-name="標楷體1" officeooo:rsid="42263263" style:font-name-asian="標楷體1"/>
    </style:style>
    <style:style style:name="T52" style:family="text">
      <style:text-properties style:text-position="super 58%" style:font-name="標楷體1" officeooo:rsid="423dd118" style:font-name-asian="標楷體1"/>
    </style:style>
    <style:style style:name="T53" style:family="text">
      <style:text-properties style:text-position="super 58%" style:font-name="標楷體1" officeooo:rsid="42460a91" style:font-name-asian="標楷體1"/>
    </style:style>
    <style:style style:name="T54" style:family="text">
      <style:text-properties style:text-position="super 58%" style:font-name="標楷體1" officeooo:rsid="423dd118"/>
    </style:style>
    <style:style style:name="T55" style:family="text">
      <style:text-properties style:text-position="super 58%" style:font-name="標楷體1" officeooo:rsid="4245028a"/>
    </style:style>
    <style:style style:name="T56" style:family="text">
      <style:text-properties style:text-position="super 58%" style:font-name="標楷體1" officeooo:rsid="42460a91"/>
    </style:style>
    <style:style style:name="T57" style:family="text">
      <style:text-properties style:text-position="super 58%" style:font-name="標楷體1" officeooo:rsid="42502993"/>
    </style:style>
    <style:style style:name="T58" style:family="text">
      <style:text-properties style:text-position="sub 58%" style:font-name="標楷體1" style:font-name-asian="標楷體1"/>
    </style:style>
    <style:style style:name="T59" style:family="text">
      <style:text-properties style:text-position="sub 58%" style:font-name="標楷體1" officeooo:rsid="41b141ca" style:font-name-asian="標楷體1"/>
    </style:style>
    <style:style style:name="T60" style:family="text">
      <style:text-properties style:text-position="sub 58%" style:font-name="標楷體1" officeooo:rsid="41c89da9" style:font-name-asian="標楷體1"/>
    </style:style>
    <style:style style:name="T61" style:family="text">
      <style:text-properties style:text-position="sub 58%" style:font-name="標楷體1" officeooo:rsid="41caf14c" style:font-name-asian="標楷體1"/>
    </style:style>
    <style:style style:name="T62" style:family="text">
      <style:text-properties style:text-position="sub 58%" style:font-name="標楷體1" officeooo:rsid="41faa405" style:font-name-asian="標楷體1"/>
    </style:style>
    <style:style style:name="T63" style:family="text">
      <style:text-properties style:text-position="sub 58%" style:font-name="標楷體" officeooo:rsid="41b0df4e" style:font-name-asian="標楷體" style:font-name-complex="標楷體"/>
    </style:style>
    <style:style style:name="T64" style:family="text">
      <style:text-properties style:text-position="sub 58%" style:font-name="標楷體1" officeooo:rsid="4245028a"/>
    </style:style>
    <style:style style:name="T65" style:family="text">
      <style:text-properties style:text-position="sub 58%" style:font-name="標楷體1" officeooo:rsid="4245028a" style:font-name-asian="標楷體1"/>
    </style:style>
    <style:style style:name="T66" style:family="text">
      <style:text-properties style:font-name="標楷體" style:font-name-asian="標楷體" style:font-name-complex="標楷體"/>
    </style:style>
    <style:style style:name="T67" style:family="text">
      <style:text-properties style:font-name="Liberation Serif1" style:font-name-asian="標楷體1"/>
    </style:style>
    <style:style style:name="T68" style:family="text">
      <style:text-properties style:font-name-asian="標楷體1"/>
    </style:style>
    <style:style style:name="T69" style:family="text">
      <style:text-properties officeooo:rsid="41b58e03" style:font-name-asian="標楷體1"/>
    </style:style>
    <style:style style:name="T70" style:family="text">
      <style:text-properties officeooo:rsid="41b63561" style:font-name-asian="標楷體1"/>
    </style:style>
    <style:style style:name="T71" style:family="text">
      <style:text-properties officeooo:rsid="41b9ca21" style:font-name-asian="標楷體1"/>
    </style:style>
    <style:style style:name="T72" style:family="text">
      <style:text-properties officeooo:rsid="41bbfb8e" style:font-name-asian="標楷體1"/>
    </style:style>
    <style:style style:name="T73" style:family="text">
      <style:text-properties officeooo:rsid="41bfd21a" style:font-name-asian="標楷體1"/>
    </style:style>
    <style:style style:name="T74" style:family="text">
      <style:text-properties officeooo:rsid="41c0cd42" style:font-name-asian="標楷體1"/>
    </style:style>
    <style:style style:name="T75" style:family="text">
      <style:text-properties officeooo:rsid="41c23d42" style:font-name-asian="標楷體1"/>
    </style:style>
    <style:style style:name="T76" style:family="text">
      <style:text-properties officeooo:rsid="41c435a0" style:font-name-asian="標楷體1"/>
    </style:style>
    <style:style style:name="T77" style:family="text">
      <style:text-properties officeooo:rsid="41db1b04" style:font-name-asian="標楷體1"/>
    </style:style>
    <style:style style:name="T78" style:family="text">
      <style:text-properties officeooo:rsid="41e44b28" style:font-name-asian="標楷體1"/>
    </style:style>
    <style:style style:name="T79" style:family="text">
      <style:text-properties officeooo:rsid="41f0bd9a" style:font-name-asian="標楷體1"/>
    </style:style>
    <style:style style:name="T80" style:family="text">
      <style:text-properties officeooo:rsid="41f980f7" style:font-name-asian="標楷體1"/>
    </style:style>
    <style:style style:name="T81" style:family="text">
      <style:text-properties officeooo:rsid="4239d6e5" style:font-name-asian="標楷體1"/>
    </style:style>
    <style:style style:name="T82" style:family="text">
      <style:text-properties fo:color="#333333" style:font-name="標楷體1" officeooo:rsid="41bfd21a" style:font-name-asian="標楷體1"/>
    </style:style>
    <style:style style:name="T83" style:family="text">
      <style:text-properties fo:color="#333333" style:font-name="標楷體1" officeooo:rsid="41bb1cc0" style:font-name-asian="標楷體1"/>
    </style:style>
    <style:style style:name="T8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6" style:family="text">
      <style:text-properties officeooo:rsid="41bbfb8e" style:font-name-asian="Arial1"/>
    </style:style>
    <style:style style:name="T87" style:family="text">
      <style:text-properties style:font-name-asian="標楷體1"/>
    </style:style>
    <style:style style:name="T88" style:family="text">
      <style:text-properties officeooo:rsid="41bfd21a" style:font-name-asian="標楷體1"/>
    </style:style>
    <style:style style:name="T89" style:family="text">
      <style:text-properties officeooo:rsid="41cac6e2" style:font-name-asian="標楷體1"/>
    </style:style>
    <style:style style:name="T90" style:family="text">
      <style:text-properties style:font-name="標楷體1" style:font-name-asian="標楷體1"/>
    </style:style>
    <style:style style:name="T91" style:family="text">
      <style:text-properties style:font-name="標楷體1" officeooo:rsid="41cac6e2" style:font-name-asian="標楷體1"/>
    </style:style>
    <style:style style:name="T92" style:family="text">
      <style:text-properties style:font-name="標楷體1" officeooo:rsid="41bfd21a" style:font-name-asian="標楷體1"/>
    </style:style>
    <style:style style:name="T93" style:family="text">
      <style:text-properties style:font-name="標楷體1" officeooo:rsid="4224be38" style:font-name-asian="標楷體1"/>
    </style:style>
    <style:style style:name="T94" style:family="text">
      <style:text-properties style:font-name="標楷體1" officeooo:rsid="42262f10" style:font-name-asian="標楷體1"/>
    </style:style>
    <style:style style:name="T95" style:family="text">
      <style:text-properties style:font-name="標楷體1" officeooo:rsid="423369bb" style:font-name-asian="標楷體1"/>
    </style:style>
    <style:style style:name="T96" style:family="text">
      <style:text-properties style:font-name="標楷體1" officeooo:rsid="42237d0b" style:font-name-asian="標楷體1"/>
    </style:style>
    <style:style style:name="T97" style:family="text">
      <style:text-properties style:font-name="標楷體1" officeooo:rsid="3b2e013a" style:font-name-asian="標楷體1"/>
    </style:style>
    <style:style style:name="T98" style:family="text">
      <style:text-properties style:font-name="標楷體1" officeooo:rsid="42502993" style:font-name-asian="標楷體1"/>
    </style:style>
    <style:style style:name="T99" style:family="text">
      <style:text-properties style:font-name="標楷體1" officeooo:rsid="4268500f" style:font-name-asian="標楷體1"/>
    </style:style>
    <style:style style:name="T100" style:family="text">
      <style:text-properties style:font-name="標楷體1" officeooo:rsid="42237d0b"/>
    </style:style>
    <style:style style:name="T101" style:family="text">
      <style:text-properties style:font-name="標楷體1" officeooo:rsid="42237d0b" style:font-name-asian="標楷體1"/>
    </style:style>
    <style:style style:name="T102" style:family="text">
      <style:text-properties style:font-name="標楷體1" officeooo:rsid="42347e32" style:font-name-asian="標楷體1"/>
    </style:style>
    <style:style style:name="T103" style:family="text">
      <style:text-properties style:font-name="標楷體1" officeooo:rsid="423dd118" style:font-name-asian="標楷體1"/>
    </style:style>
    <style:style style:name="T104" style:family="text">
      <style:text-properties style:font-name="標楷體1" officeooo:rsid="4245028a" style:font-name-asian="標楷體1"/>
    </style:style>
    <style:style style:name="T105" style:family="text">
      <style:text-properties style:font-name="標楷體1" officeooo:rsid="42460a91" style:font-name-asian="標楷體1"/>
    </style:style>
    <style:style style:name="T106" style:family="text">
      <style:text-properties style:font-name="標楷體1" officeooo:rsid="42641a59" style:font-name-asian="標楷體1"/>
    </style:style>
    <style:style style:name="T107" style:family="text">
      <style:text-properties style:font-name="標楷體1" officeooo:rsid="423369bb"/>
    </style:style>
    <style:style style:name="T108" style:family="text">
      <style:text-properties style:font-name="標楷體1" officeooo:rsid="423dd118"/>
    </style:style>
    <style:style style:name="T109" style:family="text">
      <style:text-properties style:font-name="標楷體1" officeooo:rsid="4245028a"/>
    </style:style>
    <style:style style:name="T110" style:family="text">
      <style:text-properties style:font-name="標楷體1" officeooo:rsid="42460a91"/>
    </style:style>
    <style:style style:name="T111" style:family="text">
      <style:text-properties style:font-name="標楷體1" officeooo:rsid="424a1ac0"/>
    </style:style>
    <style:style style:name="T112" style:family="text">
      <style:text-properties style:font-name="標楷體1" officeooo:rsid="424d6b5b"/>
    </style:style>
    <style:style style:name="T113" style:family="text">
      <style:text-properties style:font-name="標楷體1" officeooo:rsid="425ec466"/>
    </style:style>
    <style:style style:name="T114" style:family="text">
      <style:text-properties style:font-name="Liberation Serif" style:font-name-asian="標楷體1"/>
    </style:style>
    <style:style style:name="T115" style:family="text">
      <style:text-properties style:font-name="Liberation Serif" officeooo:rsid="41b63561" style:font-name-asian="標楷體1"/>
    </style:style>
    <style:style style:name="T116" style:family="text">
      <style:text-properties officeooo:rsid="4239d6e5"/>
    </style:style>
    <style:style style:name="T117" style:family="text">
      <style:text-properties officeooo:rsid="41c0cd42"/>
    </style:style>
    <style:style style:name="T118" style:family="text">
      <style:text-properties officeooo:rsid="4245028a"/>
    </style:style>
    <style:style style:name="T119" style:family="text">
      <style:text-properties fo:color="#1c1c1c" style:font-name="標楷體1" officeooo:rsid="424d6b5b"/>
    </style:style>
    <style:style style:name="T120" style:family="text">
      <style:text-properties fo:color="#1c1c1c" style:font-name="標楷體1" officeooo:rsid="425ec466"/>
    </style:style>
    <style:style style:name="T121" style:family="text">
      <style:text-properties fo:color="#1c1c1c" style:font-name="標楷體1" officeooo:rsid="424a1ac0"/>
    </style:style>
    <style:style style:name="T122" style:family="text">
      <style:text-properties fo:color="#1c1c1c" style:font-name="標楷體1" officeooo:rsid="425ff85e"/>
    </style:style>
    <style:style style:name="T123" style:family="text">
      <style:text-properties officeooo:rsid="4264d913"/>
    </style:style>
    <style:style style:name="T124" style:family="text">
      <style:text-properties officeooo:rsid="4264d913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81406610" text:style-name="L1">
        <text:list-item>
          <text:p text:style-name="P1"><text:bookmark-start text:name="微積分"/>微積分<text:bookmark-end text:name="微積分"/></text:p>
          <text:list>
            <text:list-item>
              <text:p text:style-name="P50">積分。</text:p>
              <text:list>
                <text:list-item>
                  <text:p text:style-name="P51"><text:span text:style-name="T2">S =</text:span><text:span text:style-name="T66">∫</text:span><text:span text:style-name="T63">0</text:span><text:span text:style-name="T49">T</text:span><text:span text:style-name="T3">(</text:span><text:span text:style-name="T2">v(t)</text:span><text:span text:style-name="T5">)</text:span><text:span text:style-name="T2">dt。</text:span></text:p>
                  <text:list>
                    <text:list-item>
                      <text:p text:style-name="P51"><text:span text:style-name="T2">S = Σ</text:span><text:span text:style-name="T59">t</text:span><text:span text:style-name="T58">=0</text:span><text:span text:style-name="T33">T</text:span><text:span text:style-name="T67">（</text:span><text:span text:style-name="T2">v(</text:span><text:span text:style-name="T4">t</text:span><text:span text:style-name="T2">)</text:span><text:span text:style-name="T67">）</text:span><text:span text:style-name="T2">。</text:span></text:p>
                    </text:list-item>
                    <text:list-item>
                      <text:p text:style-name="P52"><text:span text:style-name="T1">S = </text:span><text:span text:style-name="T31">v * T</text:span><text:span text:style-name="T68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<text:bookmark-start text:name="次方坐標系"/>次方坐標系<text:bookmark-end text:name="次方坐標系"/></text:p>
          <text:list>
            <text:list-item>
              <text:p text:style-name="P55"><text:span text:style-name="T11">n</text:span><text:span text:style-name="T6">元</text:span><text:span text:style-name="T82">m</text:span><text:span text:style-name="T83">次</text:span><text:span text:style-name="T6">方程</text:span><text:span text:style-name="T70">式 </text:span><text:span text:style-name="T86">↔</text:span><text:span text:style-name="T72">（</text:span><text:span text:style-name="T11">n</text:span><text:span text:style-name="T10">+1</text:span><text:span text:style-name="T9">）</text:span><text:span text:style-name="T70">維</text:span><text:span text:style-name="T68">次方坐標系</text:span><text:span text:style-name="T69">。</text:span></text:p>
            </text:list-item>
            <text:list-item>
              <text:p text:style-name="P18"><text:span text:style-name="T68">明顯例子，</text:span><text:span text:style-name="T8">1元</text:span><text:span text:style-name="T71">方程式、</text:span><text:span text:style-name="T8">1元</text:span><text:span text:style-name="T11">2次</text:span><text:span text:style-name="T73">方程式</text:span><text:span text:style-name="T68">。</text:span></text:p>
              <text:list>
                <text:list-item>
                  <text:p text:style-name="P19"><text:span text:style-name="T7">假定，使用 2</text:span><text:span text:style-name="T70">維</text:span><text:span text:style-name="T68">次方坐標系。</text:span></text:p>
                  <text:list>
                    <text:list-item>
                      <text:p text:style-name="P2">假定，水平軸 是 次方軸。</text:p>
                    </text:list-item>
                    <text:list-item>
                      <text:p text:style-name="P3">假定，垂直軸 是 係數軸。</text:p>
                    </text:list-item>
                  </text:list>
                </text:list-item>
                <text:list-item>
                  <text:p text:style-name="P20"><text:span text:style-name="T68">明顯例子，假定</text:span><text:span text:style-name="T2">，</text:span><text:span text:style-name="T11">y = </text:span><text:span text:style-name="T17">f(x)</text:span><text:span text:style-name="T11"> = a * x</text:span><text:span text:style-name="T34">2</text:span><text:span text:style-name="T11"> + b * x + c</text:span><text:span text:style-name="T68">。</text:span></text:p>
                  <text:list>
                    <text:list-item>
                      <text:p text:style-name="P21"><text:span text:style-name="T12">xy座</text:span><text:span text:style-name="T74">標系 出現（</text:span><text:span text:style-name="T12">1元2次</text:span><text:span text:style-name="T74">方程式 的）曲線</text:span><text:span text:style-name="T68">。</text:span></text:p>
                    </text:list-item>
                    <text:list-item>
                      <text:p text:style-name="P22"><text:span text:style-name="T7">假定，使用 2</text:span><text:span text:style-name="T70">維</text:span><text:span text:style-name="T68">次方坐標系。</text:span></text:p>
                      <text:list>
                        <text:list-item>
                          <text:p text:style-name="P23"><text:span text:style-name="T7">2</text:span><text:span text:style-name="T70">維</text:span><text:span text:style-name="T68">次方坐標系 出現 </text:span><text:span text:style-name="T75">三</text:span><text:span text:style-name="T68">個點。</text:span></text:p>
                          <text:list>
                            <text:list-item>
                              <text:p text:style-name="P24"><text:span text:style-name="T2">在 水平軸</text:span><text:span text:style-name="T13">=2、垂直軸=a 的 座標位置，有 </text:span><text:span text:style-name="T76">一個點</text:span><text:span text:style-name="T68">。</text:span></text:p>
                            </text:list-item>
                            <text:list-item>
                              <text:p text:style-name="P25"><text:span text:style-name="T2">在 水平軸</text:span><text:span text:style-name="T13">=1、垂直軸=b 的 座標位置，有 </text:span><text:span text:style-name="T76">一個點</text:span><text:span text:style-name="T68">。</text:span></text:p>
                            </text:list-item>
                            <text:list-item>
                              <text:p text:style-name="P18"><text:span text:style-name="T2">在 水平軸</text:span><text:span text:style-name="T13">=0、垂直軸=c 的 座標位置，有 </text:span><text:span text:style-name="T76">一個點</text:span><text:span text:style-name="T6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"><text:span text:style-name="T68">明顯例子，假定</text:span><text:span text:style-name="T2">，</text:span><text:span text:style-name="T11">y = </text:span><text:span text:style-name="T17">f(x)</text:span><text:span text:style-name="T11"> = a * x</text:span><text:span text:style-name="T34">2</text:span><text:span text:style-name="T11"> + b * x + c</text:span><text:span text:style-name="T20"> + d * x</text:span><text:span text:style-name="T35">-0.</text:span><text:span text:style-name="T37">1</text:span><text:span text:style-name="T20"> + e * x</text:span><text:span text:style-name="T35">-</text:span><text:span text:style-name="T36">π</text:span><text:span text:style-name="T68">。</text:span></text:p>
                  <text:list>
                    <text:list-item>
                      <text:p text:style-name="P18"><text:span text:style-name="T12">xy座</text:span><text:span text:style-name="T74">標系 出現（</text:span><text:span text:style-name="T12">1元</text:span><text:span text:style-name="T74">方程式 的）曲線</text:span><text:span text:style-name="T68">。</text:span></text:p>
                    </text:list-item>
                    <text:list-item>
                      <text:p text:style-name="P18"><text:span text:style-name="T7">假定，使用 2</text:span><text:span text:style-name="T70">維</text:span><text:span text:style-name="T68">次方坐標系。</text:span></text:p>
                      <text:list>
                        <text:list-item>
                          <text:p text:style-name="P18"><text:span text:style-name="T7">2</text:span><text:span text:style-name="T70">維</text:span><text:span text:style-name="T68">次方坐標系 出現 </text:span><text:span text:style-name="T80">五</text:span><text:span text:style-name="T68">個點。</text:span></text:p>
                          <text:list>
                            <text:list-item>
                              <text:p text:style-name="P18"><text:span text:style-name="T2">在 水平軸</text:span><text:span text:style-name="T13">=2、垂直軸=a 的 座標位置，有 </text:span><text:span text:style-name="T76">一個點</text:span><text:span text:style-name="T68">。</text:span></text:p>
                            </text:list-item>
                            <text:list-item>
                              <text:p text:style-name="P18"><text:span text:style-name="T2">在 水平軸</text:span><text:span text:style-name="T13">=1、垂直軸=b 的 座標位置，有 </text:span><text:span text:style-name="T76">一個點</text:span><text:span text:style-name="T68">。</text:span></text:p>
                            </text:list-item>
                            <text:list-item>
                              <text:p text:style-name="P18"><text:span text:style-name="T2">在 水平軸</text:span><text:span text:style-name="T13">=0、垂直軸=c 的 座標位置，有 </text:span><text:span text:style-name="T76">一個點</text:span><text:span text:style-name="T68">。</text:span></text:p>
                            </text:list-item>
                            <text:list-item>
                              <text:p text:style-name="P26"><text:span text:style-name="T2">在 水平軸</text:span><text:span text:style-name="T13">=</text:span><text:span text:style-name="T21">(</text:span><text:span text:style-name="T13">-0.</text:span><text:span text:style-name="T23">1</text:span><text:span text:style-name="T21">)</text:span><text:span text:style-name="T13">、垂直軸=</text:span><text:span text:style-name="T21">d</text:span><text:span text:style-name="T13"> 的 座標位置，有 </text:span><text:span text:style-name="T76">一個點</text:span><text:span text:style-name="T68">。</text:span></text:p>
                            </text:list-item>
                            <text:list-item>
                              <text:p text:style-name="P26"><text:span text:style-name="T2">在 水平軸</text:span><text:span text:style-name="T13">=</text:span><text:span text:style-name="T21">(</text:span><text:span text:style-name="T13">-</text:span><text:span text:style-name="T22">π</text:span><text:span text:style-name="T21">)</text:span><text:span text:style-name="T13">、垂直軸=</text:span><text:span text:style-name="T21">e</text:span><text:span text:style-name="T13"> 的 座標位置，有 </text:span><text:span text:style-name="T76">一個點</text:span><text:span text:style-name="T68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"><text:span text:style-name="T68">明顯例子，</text:span><text:span text:style-name="T14">n</text:span><text:span text:style-name="T8">元</text:span><text:span text:style-name="T71">方程式</text:span><text:span text:style-name="T68">、</text:span><text:span text:style-name="T14">n</text:span><text:span text:style-name="T8">元</text:span><text:span text:style-name="T11">m</text:span><text:span text:style-name="T8">次</text:span><text:span text:style-name="T71">方程式</text:span><text:span text:style-name="T68">。</text:span></text:p>
              <text:list>
                <text:list-item>
                  <text:p text:style-name="P28"><text:span text:style-name="T17">假定，</text:span><text:span text:style-name="T14">n</text:span><text:span text:style-name="T8">元</text:span><text:span text:style-name="T11">m</text:span><text:span text:style-name="T8">次</text:span><text:span text:style-name="T71">方程式</text:span><text:span text:style-name="T8"> = </text:span><text:span text:style-name="T17">f(x</text:span><text:span text:style-name="T61">1</text:span><text:span text:style-name="T18">, x</text:span><text:span text:style-name="T61">2</text:span><text:span text:style-name="T18">, …, x</text:span><text:span text:style-name="T61">n</text:span><text:span text:style-name="T17">)</text:span><text:span text:style-name="T68">。</text:span></text:p>
                </text:list-item>
                <text:list-item>
                  <text:p text:style-name="P28"><text:span text:style-name="T14">假定，使用（n+1）</text:span><text:span text:style-name="T70">維</text:span><text:span text:style-name="T68">次方坐標系。</text:span></text:p>
                  <text:list>
                    <text:list-item>
                      <text:p text:style-name="P29"><text:span text:style-name="T68">假定，第</text:span><text:span text:style-name="T19">i</text:span><text:span text:style-name="T78">維、</text:span><text:span text:style-name="T68">第</text:span><text:span text:style-name="T15">i</text:span><text:span text:style-name="T68">軸 是 </text:span><text:span text:style-name="T11">x</text:span><text:span text:style-name="T60">i</text:span><text:span text:style-name="T68">次方維、</text:span><text:span text:style-name="T11">x</text:span><text:span text:style-name="T60">i</text:span><text:span text:style-name="T68">次方軸。</text:span></text:p>
                      <text:list>
                        <text:list-item>
                          <text:p text:style-name="P30"><text:span text:style-name="T16">n ≥ </text:span><text:span text:style-name="T15">i</text:span><text:span text:style-name="T16"> ≥ 1</text:span><text:span text:style-name="T68">。</text:span></text:p>
                        </text:list-item>
                        <text:list-item>
                          <text:p text:style-name="P31"><text:span text:style-name="T11">x</text:span><text:span text:style-name="T60">i</text:span><text:span text:style-name="T68">次方軸的 數值 是 </text:span><text:span text:style-name="T11">x</text:span><text:span text:style-name="T60">i</text:span><text:span text:style-name="T68">的 次方數。</text:span></text:p>
                        </text:list-item>
                      </text:list>
                    </text:list-item>
                    <text:list-item>
                      <text:p text:style-name="P32"><text:span text:style-name="T68">假定，第</text:span><text:span text:style-name="T14">（n+1）</text:span><text:span text:style-name="T78">維</text:span><text:span text:style-name="T68">、第</text:span><text:span text:style-name="T14">（n+1）</text:span><text:span text:style-name="T68">軸 是 係數</text:span><text:span text:style-name="T79">維</text:span><text:span text:style-name="T68">、係數軸。</text:span></text:p>
                      <text:list>
                        <text:list-item>
                          <text:p text:style-name="P4">係數軸的 數值 是 係數值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<text:span text:style-name="T68">次方坐標系 </text:span><text:span text:style-name="T77">有機率出現 點、線、面、體、直線、曲線、</text:span><text:span text:style-name="T12">1元2次</text:span><text:span text:style-name="T74">方程式</text:span><text:span text:style-name="T77">、圓、正方形、正方體</text:span><text:span text:style-name="T68">。</text:span></text:p>
            </text:list-item>
            <text:list-item>
              <text:p text:style-name="P5">次方坐標系的 分形。</text:p>
              <text:list>
                <text:list-item>
                  <text:p text:style-name="P34"><text:span text:style-name="T17">明顯例子，F(</text:span><text:span text:style-name="T24">f</text:span><text:span text:style-name="T62">1</text:span><text:span text:style-name="T17">(</text:span><text:span text:style-name="T24">a</text:span><text:span text:style-name="T61">1</text:span><text:span text:style-name="T18">, </text:span><text:span text:style-name="T24">a</text:span><text:span text:style-name="T61">2</text:span><text:span text:style-name="T18">, …, </text:span><text:span text:style-name="T24">a</text:span><text:span text:style-name="T62">i</text:span><text:span text:style-name="T17">)</text:span><text:span text:style-name="T18">, </text:span><text:span text:style-name="T24">f</text:span><text:span text:style-name="T62">2</text:span><text:span text:style-name="T17">(</text:span><text:span text:style-name="T25">b</text:span><text:span text:style-name="T61">1</text:span><text:span text:style-name="T18">, </text:span><text:span text:style-name="T25">b</text:span><text:span text:style-name="T61">2</text:span><text:span text:style-name="T18">, …, </text:span><text:span text:style-name="T25">b</text:span><text:span text:style-name="T62">j</text:span><text:span text:style-name="T17">)</text:span><text:span text:style-name="T18">, …, </text:span><text:span text:style-name="T24">f</text:span><text:span text:style-name="T62">n</text:span><text:span text:style-name="T17">(</text:span><text:span text:style-name="T25">c</text:span><text:span text:style-name="T61">1</text:span><text:span text:style-name="T18">, </text:span><text:span text:style-name="T25">c</text:span><text:span text:style-name="T61">2</text:span><text:span text:style-name="T18">, …, </text:span><text:span text:style-name="T25">c</text:span><text:span text:style-name="T62">k</text:span><text:span text:style-name="T17">))</text:span><text:span text:style-name="T68">。</text:span></text:p>
                  <text:list>
                    <text:list-item>
                      <text:p text:style-name="P35"><text:span text:style-name="T68">明顯例子，假定</text:span><text:span text:style-name="T2">，</text:span><text:span text:style-name="T26">F</text:span><text:span text:style-name="T17">(</text:span><text:span text:style-name="T24">f</text:span><text:span text:style-name="T62">1</text:span><text:span text:style-name="T17">(…))</text:span><text:span text:style-name="T11"> = a * </text:span><text:span text:style-name="T24">f</text:span><text:span text:style-name="T62">1</text:span><text:span text:style-name="T17">(…)</text:span><text:span text:style-name="T34">2</text:span><text:span text:style-name="T11"> + b * </text:span><text:span text:style-name="T24">f</text:span><text:span text:style-name="T62">1</text:span><text:span text:style-name="T17">(…)</text:span><text:span text:style-name="T11"> + c</text:span><text:span text:style-name="T68">。</text:span></text:p>
                    </text:list-item>
                  </text:list>
                </text:list-item>
                <text:list-item>
                  <text:p text:style-name="P40"><text:span text:style-name="T68">明顯例子，假定，次方坐標系 出現</text:span><text:span text:style-name="T74">（</text:span><text:span text:style-name="T12">1元2次</text:span><text:span text:style-name="T74">方程式 的）曲線</text:span><text:span text:style-name="T68">。</text:span></text:p>
                  <text:list>
                    <text:list-item>
                      <text:p text:style-name="P40"><text:span text:style-name="T2">(次方坐標系)</text:span><text:span text:style-name="T52">2</text:span><text:span text:style-name="T103"> 出現 三個點</text:span><text:span text:style-name="T68">。</text:span></text:p>
                      <text:list>
                        <text:list-item>
                          <text:p text:style-name="P40"><text:span text:style-name="T2">(次方坐標系)</text:span><text:span text:style-name="T52">2</text:span><text:span text:style-name="T68"> 是 </text:span><text:span text:style-name="T2">次方坐標系的 次方坐標系</text:span><text:span text:style-name="T68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6"><text:span text:style-name="T17">抽象例子，F(？？？) = 某一特定函數</text:span><text:span text:style-name="T68">。</text:span></text:p>
                  <text:list>
                    <text:list-item>
                      <text:p text:style-name="P37"><text:span text:style-name="T68">明顯例子，假定</text:span><text:span text:style-name="T2">，</text:span><text:span text:style-name="T17">F(？？？)</text:span><text:span text:style-name="T11"> = a * x</text:span><text:span text:style-name="T45">2*</text:span><text:span text:style-name="T44">y</text:span><text:span text:style-name="T11"> + b * x</text:span><text:span text:style-name="T44">y</text:span><text:span text:style-name="T11"> + c</text:span><text:span text:style-name="T68">。</text:span></text:p>
                    </text:list-item>
                    <text:list-item>
                      <text:p text:style-name="P36"><text:span text:style-name="T68">明顯例子，假定</text:span><text:span text:style-name="T2">，</text:span><text:span text:style-name="T17">F(？？？)</text:span><text:span text:style-name="T11"> = a * x</text:span><text:span text:style-name="T44">y</text:span><text:span text:style-name="T38">^2+</text:span><text:span text:style-name="T46">2*</text:span><text:span text:style-name="T44">y</text:span><text:span text:style-name="T38">+1</text:span><text:span text:style-name="T11"> + b * x</text:span><text:span text:style-name="T44">y</text:span><text:span text:style-name="T38">^3+</text:span><text:span text:style-name="T44">y</text:span><text:span text:style-name="T38">+</text:span><text:span text:style-name="T39">1</text:span><text:span text:style-name="T11"> + c</text:span><text:span text:style-name="T44">y</text:span><text:span text:style-name="T38">^2+</text:span><text:span text:style-name="T44">y</text:span><text:span text:style-name="T38">+</text:span><text:span text:style-name="T39">3</text:span><text:span text:style-name="T11"> * x</text:span><text:span text:style-name="T43">x</text:span><text:span text:style-name="T38">^3+</text:span><text:span text:style-name="T43">x</text:span><text:span text:style-name="T38">+</text:span><text:span text:style-name="T42">3</text:span><text:span text:style-name="T17">。</text:span></text:p>
                    </text:list-item>
                    <text:list-item>
                      <text:p text:style-name="P36"><text:span text:style-name="T68">明顯例子，假定</text:span><text:span text:style-name="T2">，</text:span><text:span text:style-name="T17">F(？？？)</text:span><text:span text:style-name="T11"> = a * x</text:span><text:span text:style-name="T47">x</text:span><text:span text:style-name="T38">^2+</text:span><text:span text:style-name="T46">2*</text:span><text:span text:style-name="T47">y</text:span><text:span text:style-name="T38">+1</text:span><text:span text:style-name="T11"> + b * </text:span><text:span text:style-name="T27">y</text:span><text:span text:style-name="T44">y</text:span><text:span text:style-name="T38">^3+</text:span><text:span text:style-name="T44">y</text:span><text:span text:style-name="T48">+</text:span><text:span text:style-name="T41">x</text:span><text:span text:style-name="T11"> + c</text:span><text:span text:style-name="T40">x</text:span><text:span text:style-name="T38">^2+</text:span><text:span text:style-name="T44">y</text:span><text:span text:style-name="T38">+</text:span><text:span text:style-name="T39">3</text:span><text:span text:style-name="T11"> * x</text:span><text:span text:style-name="T43">x</text:span><text:span text:style-name="T38">^3+</text:span><text:span text:style-name="T43">x</text:span><text:span text:style-name="T38">+</text:span><text:span text:style-name="T42">3</text:span><text:span text:style-name="T17">。</text:span></text:p>
                    </text:list-item>
                  </text:list>
                </text:list-item>
              </text:list>
            </text:list-item>
            <text:list-item>
              <text:p text:style-name="P46"><text:span text:style-name="T17">次方坐標系的 拓展。</text:span></text:p>
              <text:list>
                <text:list-item>
                  <text:p text:style-name="P49"><text:span text:style-name="T17">明顯例子，直角座標系 →</text:span><text:span text:style-name="T29"> </text:span><text:span text:style-name="T17">次方坐標系、直角座標型次方坐標系。</text:span></text:p>
                </text:list-item>
                <text:list-item>
                  <text:p text:style-name="P47"><text:span text:style-name="T17">明顯例子，極座標系 →</text:span><text:span text:style-name="T29"> </text:span><text:span text:style-name="T17">極座標型次方坐標系。</text:span></text:p>
                </text:list-item>
                <text:list-item>
                  <text:p text:style-name="P48"><text:span text:style-name="T17">明顯例子，圓柱座標系 →</text:span><text:span text:style-name="T29"> </text:span><text:span text:style-name="T17">圓柱座標型次方坐標系。</text:span></text:p>
                </text:list-item>
              </text:list>
            </text:list-item>
            <text:list-item>
              <text:p text:style-name="P46"><text:span text:style-name="T17">抽象例子，</text:span><text:span text:style-name="T68">次方坐標系、其他坐標系 的 變形、混和、混搭</text:span><text:span text:style-name="T89">。</text:span></text:p>
              <text:list>
                <text:list-item>
                  <text:p text:style-name="P44"><text:span text:style-name="T17">明顯例子</text:span><text:span text:style-name="T2">，假定，</text:span><text:span text:style-name="T11">f(x) = a * x</text:span><text:span text:style-name="T34">2</text:span><text:span text:style-name="T11"> + b * x + c</text:span><text:span text:style-name="T73">。</text:span></text:p>
                  <text:list>
                    <text:list-item>
                      <text:p text:style-name="P38"><text:span text:style-name="T7">假定，使用 </text:span><text:span text:style-name="T28">3</text:span><text:span text:style-name="T70">維</text:span><text:span text:style-name="T115">（</text:span><text:span text:style-name="T68">次方坐標系、</text:span><text:span text:style-name="T96">x</text:span><text:span text:style-name="T114">坐標系）混搭型坐標系</text:span><text:span text:style-name="T68">。</text:span></text:p>
                      <text:list>
                        <text:list-item>
                          <text:p text:style-name="P6"><text:span text:style-name="T68">假定，</text:span><text:span text:style-name="T2">水平</text:span><text:span text:style-name="T68">軸 是 </text:span><text:span text:style-name="T100">x</text:span><text:span text:style-name="T68">次方</text:span><text:span text:style-name="T68">軸。</text:span></text:p>
                        </text:list-item>
                        <text:list-item>
                          <text:p text:style-name="P6"><text:span text:style-name="T68">假定，垂直軸 是 係數軸。</text:span></text:p>
                        </text:list-item>
                        <text:list-item>
                          <text:p text:style-name="P6"><text:span text:style-name="T2">假定，</text:span><text:span text:style-name="T68">高度</text:span><text:span text:style-name="T2">軸 是 </text:span><text:span text:style-name="T96">x</text:span><text:span text:style-name="T2">軸</text:span><text:span text:style-name="T114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5"><text:span text:style-name="T17">明顯例子</text:span><text:span text:style-name="T2">，假定，</text:span><text:span text:style-name="T11">f(x, </text:span><text:span text:style-name="T93">y</text:span><text:span text:style-name="T11">) = a * x</text:span><text:span text:style-name="T34">2</text:span><text:span text:style-name="T11"> + b * </text:span><text:span text:style-name="T94">x</text:span><text:span text:style-name="T11"> + c + </text:span><text:span text:style-name="T94">d * y</text:span><text:span text:style-name="T51">2</text:span><text:span text:style-name="T73">。</text:span></text:p>
                  <text:list>
                    <text:list-item>
                      <text:p text:style-name="P39"><text:span text:style-name="T7">假定，使用 </text:span><text:span text:style-name="T28">3</text:span><text:span text:style-name="T70">維</text:span><text:span text:style-name="T115">（</text:span><text:span text:style-name="T68">次方坐標系、</text:span><text:span text:style-name="T102">y</text:span><text:span text:style-name="T114">坐標系）混搭型坐標系</text:span><text:span text:style-name="T68">。</text:span></text:p>
                      <text:list>
                        <text:list-item>
                          <text:p text:style-name="P6"><text:span text:style-name="T68">假定，</text:span>水平<text:span text:style-name="T68">軸 是</text:span><text:span text:style-name="T2"> </text:span><text:span text:style-name="T95">x</text:span>次方<text:span text:style-name="T68">軸。</text:span></text:p>
                        </text:list-item>
                        <text:list-item>
                          <text:p text:style-name="P6"><text:span text:style-name="T68">假定，垂直軸 </text:span><text:span text:style-name="T2">是 </text:span><text:span text:style-name="T68">係數軸。</text:span></text:p>
                        </text:list-item>
                        <text:list-item>
                          <text:p text:style-name="P6">假定，<text:span text:style-name="T68">高度</text:span>軸 是 <text:span text:style-name="T107">y</text:span>軸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使用 直角坐標系 表示 <text:span text:style-name="T2">(次方坐標系)</text:span><text:span text:style-name="T54">2</text:span>。</text:p>
                  <text:list>
                    <text:list-item>
                      <text:p text:style-name="P8">明顯例子，假定，次方坐標系 出現<text:span text:style-name="T117">（</text:span><text:span text:style-name="T32">1元2次</text:span><text:span text:style-name="T117">方程式 的）曲線。</text:span></text:p>
                      <text:list>
                        <text:list-item>
                          <text:p text:style-name="P8"><text:span text:style-name="T2">(次方坐標系)</text:span><text:span text:style-name="T54">2</text:span><text:span text:style-name="T108"> 出現 三個點</text:span>。</text:p>
                        </text:list-item>
                        <text:list-item>
                          <text:p text:style-name="P9"><text:span text:style-name="T2">(次方坐標系的 </text:span>直角坐標系<text:span text:style-name="T2">)</text:span><text:span text:style-name="T108"> 出現（第二種）</text:span><text:span text:style-name="T117">（</text:span><text:span text:style-name="T32">1元2次</text:span><text:span text:style-name="T117">方程式 的）曲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離散化、連續化。</text:p>
              <text:list>
                <text:list-item>
                  <text:p text:style-name="P10">明顯例子，已知，<text:span text:style-name="T109">v = v</text:span><text:span text:style-name="T64">0</text:span><text:span text:style-name="T109"> + a * t</text:span><text:span text:style-name="T118">。</text:span></text:p>
                  <text:list>
                    <text:list-item>
                      <text:p text:style-name="P11">已知，<text:span text:style-name="T109">v = S / t = S * </text:span><text:span text:style-name="T110">t</text:span><text:span text:style-name="T56">-1</text:span>。</text:p>
                    </text:list-item>
                    <text:list-item>
                      <text:p text:style-name="P11">已知，<text:span text:style-name="T109">a = S / t</text:span><text:span text:style-name="T55">2</text:span><text:span text:style-name="T109"> = S * </text:span><text:span text:style-name="T110">t</text:span><text:span text:style-name="T56">-2</text:span><text:span text:style-name="T118">。</text:span></text:p>
                    </text:list-item>
                    <text:list-item>
                      <text:p text:style-name="P11"><text:span text:style-name="T97">次方坐標系</text:span>。</text:p>
                      <text:list>
                        <text:list-item>
                          <text:p text:style-name="P41"><text:span text:style-name="T2">在 水平軸</text:span><text:span text:style-name="T13">=</text:span><text:span text:style-name="T30">0</text:span><text:span text:style-name="T13">、垂直軸=</text:span><text:span text:style-name="T104">v</text:span><text:span text:style-name="T65">0</text:span><text:span text:style-name="T13"> 的 座標位置，有 </text:span><text:span text:style-name="T76">一個點</text:span><text:span text:style-name="T2">。</text:span></text:p>
                        </text:list-item>
                        <text:list-item>
                          <text:p text:style-name="P41"><text:span text:style-name="T2">在 水平軸</text:span><text:span text:style-name="T13">=-</text:span><text:span text:style-name="T30">1</text:span><text:span text:style-name="T13">、垂直軸=S 的 座標位置，有 </text:span><text:span text:style-name="T76">一個點</text:span><text:span text:style-name="T68">。</text:span></text:p>
                        </text:list-item>
                        <text:list-item>
                          <text:p text:style-name="P42"><text:span text:style-name="T2">在 水平軸</text:span><text:span text:style-name="T13">=-</text:span><text:span text:style-name="T30">2</text:span><text:span text:style-name="T13">、垂直軸=S*</text:span><text:span text:style-name="T30">t</text:span><text:span text:style-name="T13"> 的 座標位置，有 </text:span><text:span text:style-name="T76">一個點</text:span><text:span text:style-name="T68">。</text:span></text:p>
                        </text:list-item>
                      </text:list>
                    </text:list-item>
                    <text:list-item>
                      <text:p text:style-name="P14"><text:span text:style-name="T97">次方坐標系</text:span>。</text:p>
                      <text:list>
                        <text:list-item>
                          <text:p text:style-name="P42"><text:span text:style-name="T2">在 水平軸</text:span><text:span text:style-name="T13">=</text:span><text:span text:style-name="T30">0</text:span><text:span text:style-name="T13">、垂直軸=</text:span><text:span text:style-name="T104">v</text:span><text:span text:style-name="T65">0</text:span><text:span text:style-name="T13"> 的 座標位置，有 </text:span><text:span text:style-name="T76">一個點</text:span><text:span text:style-name="T2">。</text:span></text:p>
                          <text:list>
                            <text:list-item>
                              <text:p text:style-name="P53"><text:span text:style-name="T81">已知，</text:span><text:span text:style-name="T104">v = v</text:span><text:span text:style-name="T65">0</text:span><text:span text:style-name="T104"> + a * t</text:span><text:span text:style-name="T2">。</text:span></text:p>
                              <text:list>
                                <text:list-item>
                                  <text:p text:style-name="P53"><text:span text:style-name="T104">v = v</text:span><text:span text:style-name="T65">0</text:span><text:span text:style-name="T104"> + S * </text:span><text:span text:style-name="T30">t</text:span><text:span text:style-name="T53">-2</text:span><text:span text:style-name="T104"> * t</text:span><text:span text:style-name="T2">。</text:span></text:p>
                                </text:list-item>
                                <text:list-item>
                                  <text:p text:style-name="P53"><text:span text:style-name="T104">v = v</text:span><text:span text:style-name="T65">0</text:span><text:span text:style-name="T104"> + v</text:span><text:span text:style-name="T2">。</text:span></text:p>
                                </text:list-item>
                                <text:list-item>
                                  <text:p text:style-name="P43"><text:span text:style-name="T106">0</text:span><text:span text:style-name="T104"> = v</text:span><text:span text:style-name="T65">0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<text:span text:style-name="T109">v = v</text:span><text:span text:style-name="T64">0</text:span><text:span text:style-name="T109"> + a * t</text:span>，在 次方坐標系 是 離散化、三個點、一個點。</text:p>
                    </text:list-item>
                  </text:list>
                </text:list-item>
                <text:list-item>
                  <text:p text:style-name="P13">明顯例子，假定，<text:span text:style-name="T112">f(t)</text:span><text:span text:style-name="T111"> = </text:span><text:span text:style-name="T119">f(</text:span><text:span text:style-name="T120">S,</text:span><text:span text:style-name="T119">t,</text:span><text:span text:style-name="T122">dx,</text:span><text:span text:style-name="T120">n</text:span><text:span text:style-name="T119">)</text:span><text:span text:style-name="T121"> =</text:span><text:span text:style-name="T111"> (</text:span><text:span text:style-name="T112">S / t</text:span><text:span text:style-name="T57">1*dx</text:span><text:span text:style-name="T112">) + </text:span><text:span text:style-name="T111">(</text:span><text:span text:style-name="T112">S / t</text:span><text:span text:style-name="T57">2*dx</text:span><text:span text:style-name="T112">) + … + </text:span><text:span text:style-name="T111">(</text:span><text:span text:style-name="T112">S / t</text:span><text:span text:style-name="T57">n*dx</text:span><text:span text:style-name="T112">)</text:span>。</text:p>
                  <text:list>
                    <text:list-item>
                      <text:p text:style-name="P15"><text:span text:style-name="T2">d</text:span><text:span text:style-name="T98">x</text:span><text:span text:style-name="T2"> 是（</text:span><text:span text:style-name="T99">x）</text:span><text:span text:style-name="T2">無限趨近於零的 數值</text:span>。</text:p>
                    </text:list-item>
                    <text:list-item>
                      <text:p text:style-name="P16"><text:span text:style-name="T112">f(t)，</text:span><text:span text:style-name="T116">在 次方坐標系</text:span><text:span text:style-name="T2"> 是</text:span> 連續化、連續線、連續時間線。</text:p>
                      <text:list>
                        <text:list-item>
                          <text:p text:style-name="P17">連續時間線 <text:span text:style-name="T124">↔</text:span><text:span text:style-name="T123"> 連續空間線、連續時空線線、連續時空面、連續個體面、連續個體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4:15:34.275000000</dc:date>
    <meta:editing-duration>P28DT18M3S</meta:editing-duration>
    <meta:editing-cycles>15703</meta:editing-cycles>
    <meta:document-statistic meta:table-count="0" meta:image-count="0" meta:object-count="0" meta:page-count="1" meta:paragraph-count="84" meta:word-count="1529" meta:character-count="2211" meta:non-whitespace-character-count="1888"/>
  </office:meta>
</office:document-meta>
</file>